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15.997cm" svg:height="9.004cm" svg:x="1.046cm" svg:y="3.427cm">
            <draw:object draw:notify-on-update-of-ranges="Feuille1.A1:Feuille1.A1 Feuille1.A2:Feuille1.A5 Feuille1.B1:Feuille1.B1 Feuille1.B2:Feuille1.B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7cm" svg:height="9.004cm" svg:x="17.401cm" svg:y="3.4cm">
            <draw:object draw:notify-on-update-of-ranges="Feuille1.D1:Feuille1.D1 Feuille1.D2:Feuille1.D6 Feuille1.E1:Feuille1.E1 Feuille1.E2:Feuille1.E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sec</text:p>
          </table:table-cell>
          <table:table-cell/>
          <table:table-cell office:value-type="string">
            <text:p>masse</text:p>
          </table:table-cell>
          <table:table-cell office:value-type="string">
            <text:p>sec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679">
            <text:p>4,679</text:p>
          </table:table-cell>
          <table:table-cell/>
          <table:table-cell office:value-type="float" office:value="775.49289">
            <text:p>775,49289</text:p>
          </table:table-cell>
          <table:table-cell office:value-type="float" office:value="0.052">
            <text:p>0,05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.217">
            <text:p>12,217</text:p>
          </table:table-cell>
          <table:table-cell/>
          <table:table-cell office:value-type="float" office:value="968">
            <text:p>968</text:p>
          </table:table-cell>
          <table:table-cell office:value-type="float" office:value="0.3356">
            <text:p>0,335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5.575">
            <text:p>35,575</text:p>
          </table:table-cell>
          <table:table-cell/>
          <table:table-cell office:value-type="float" office:value="1161">
            <text:p>1161</text:p>
          </table:table-cell>
          <table:table-cell office:value-type="float" office:value="1.742">
            <text:p>1,74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0.27">
            <text:p>60,27</text:p>
          </table:table-cell>
          <table:table-cell/>
          <table:table-cell office:value-type="float" office:value="1354">
            <text:p>1354</text:p>
          </table:table-cell>
          <table:table-cell office:value-type="float" office:value="8.711">
            <text:p>8,711</text:p>
          </table:table-cell>
        </table:table-row>
        <table:table-row table:style-name="ro1">
          <table:table-cell table:number-columns-repeated="3"/>
          <table:table-cell office:value-type="float" office:value="1547">
            <text:p>1547</text:p>
          </table:table-cell>
          <table:table-cell office:value-type="float" office:value="35.575">
            <text:p>35,575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</meta:initial-creator>
    <meta:creation-date>2012-10-17T10:34:27</meta:creation-date>
    <dc:date>2012-10-17T10:48:51</dc:date>
    <dc:creator>maxime </dc:creator>
    <meta:editing-duration>P0D</meta:editing-duration>
    <meta:editing-cycles>1</meta:editing-cycles>
    <meta:document-statistic meta:table-count="3" meta:cell-count="22" meta:object-count="2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3.061cm" svg:y="0.316cm" chart:style-name="ch2">
          <text:p>Evolution du temps en fonction du Nombre de AA</text:p>
        </chart:title>
        <chart:legend chart:legend-position="end" svg:x="14.098cm" svg:y="4.203cm" style:legend-expansion="high" chart:style-name="ch3"/>
        <chart:plot-area chart:style-name="ch4" table:cell-range-address="Feuille1.A1:Feuille1.B5" chart:data-source-has-labels="row" svg:x="1.33cm" svg:y="1.635cm" svg:width="12.13cm" svg:height="6.209cm">
          <chartooo:coordinate-region svg:x="1.951cm" svg:y="1.834cm" svg:width="11.177cm" svg:height="5.363cm"/>
          <chart:axis chart:dimension="x" chart:name="primary-x" chart:style-name="ch5">
            <chart:title svg:x="6.504cm" svg:y="8.024cm" chart:style-name="ch6">
              <text:p>Nombre AA</text:p>
            </chart:title>
          </chart:axis>
          <chart:axis chart:dimension="y" chart:name="primary-y" chart:style-name="ch5">
            <chart:title svg:x="0.451cm" svg:y="5.286cm" chart:style-name="ch7">
              <text:p>Temps</text:p>
            </chart:title>
            <chart:grid chart:style-name="ch8" chart:class="major"/>
          </chart:axis>
          <chart:series chart:style-name="ch9" chart:values-cell-range-address="Feuille1.B2:Feuille1.B5" chart:label-cell-address="Feuille1.B1:Feuille1.B1" chart:class="chart:scatter">
            <chart:domain table:cell-range-address="Feuille1.A2:Feuille1.A5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ec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Feuille1.A2:Feuille1.A5</svg:desc>
                </draw:g>
              </table:table-cell>
              <table:table-cell office:value-type="float" office:value="4.679">
                <text:p>4.679</text:p>
                <draw:g>
                  <svg:desc>Feuille1.B2:Feuille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2.217">
                <text:p>12.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35.575">
                <text:p>35.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0.27">
                <text:p>60.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3.741cm" svg:y="0.395cm" chart:style-name="ch2">
          <text:p>Evolution du temps en fonction de la masse</text:p>
        </chart:title>
        <chart:legend chart:legend-position="end" svg:x="14.098cm" svg:y="4.203cm" style:legend-expansion="high" chart:style-name="ch3"/>
        <chart:plot-area chart:style-name="ch4" table:cell-range-address="Feuille1.D1:Feuille1.E6" chart:data-source-has-labels="row" svg:x="1.33cm" svg:y="1.635cm" svg:width="12.13cm" svg:height="6.209cm">
          <chartooo:coordinate-region svg:x="1.951cm" svg:y="1.835cm" svg:width="11.138cm" svg:height="5.362cm"/>
          <chart:axis chart:dimension="x" chart:name="primary-x" chart:style-name="ch5">
            <chart:title svg:x="6.465cm" svg:y="8.024cm" chart:style-name="ch6">
              <text:p>Masse (sec)</text:p>
            </chart:title>
          </chart:axis>
          <chart:axis chart:dimension="y" chart:name="primary-y" chart:style-name="ch5">
            <chart:title svg:x="0.451cm" svg:y="5.286cm" chart:style-name="ch7">
              <text:p>Temps</text:p>
            </chart:title>
            <chart:grid chart:style-name="ch8" chart:class="major"/>
          </chart:axis>
          <chart:series chart:style-name="ch9" chart:values-cell-range-address="Feuille1.E2:Feuille1.E6" chart:label-cell-address="Feuille1.E1:Feuille1.E1" chart:class="chart:scatter">
            <chart:domain table:cell-range-address="Feuille1.D2:Feuille1.D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sec</text:p>
                <draw:g>
                  <svg:desc>Feuille1.E1:Feui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5.49289">
                <text:p>775.49289</text:p>
                <draw:g>
                  <svg:desc>Feuille1.D2:Feuille1.D6</svg:desc>
                </draw:g>
              </table:table-cell>
              <table:table-cell office:value-type="float" office:value="0.052">
                <text:p>0.052</text:p>
                <draw:g>
                  <svg:desc>Feuille1.E2:Feuille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8">
                <text:p>968</text:p>
              </table:table-cell>
              <table:table-cell office:value-type="float" office:value="0.3356">
                <text:p>0.33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61">
                <text:p>1161</text:p>
              </table:table-cell>
              <table:table-cell office:value-type="float" office:value="1.742">
                <text:p>1.7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54">
                <text:p>1354</text:p>
              </table:table-cell>
              <table:table-cell office:value-type="float" office:value="8.711">
                <text:p>8.7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7">
                <text:p>1547</text:p>
              </table:table-cell>
              <table:table-cell office:value-type="float" office:value="35.575">
                <text:p>35.5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